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4.278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6.092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13.82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30.93cm"/>
    </style:style>
    <style:style style:name="co13" style:family="table-column">
      <style:table-column-properties fo:break-before="auto" style:column-width="8.534cm"/>
    </style:style>
    <style:style style:name="co14" style:family="table-column">
      <style:table-column-properties fo:break-before="auto" style:column-width="17.002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7.121cm"/>
    </style:style>
    <style:style style:name="co17" style:family="table-column">
      <style:table-column-properties fo:break-before="auto" style:column-width="5.711cm"/>
    </style:style>
    <style:style style:name="co18" style:family="table-column">
      <style:table-column-properties fo:break-before="auto" style:column-width="22.269cm"/>
    </style:style>
    <style:style style:name="co19" style:family="table-column">
      <style:table-column-properties fo:break-before="auto" style:column-width="5.673cm"/>
    </style:style>
    <style:style style:name="co20" style:family="table-column">
      <style:table-column-properties fo:break-before="auto" style:column-width="6.562cm"/>
    </style:style>
    <style:style style:name="co21" style:family="table-column">
      <style:table-column-properties fo:break-before="auto" style:column-width="5.519cm"/>
    </style:style>
    <style:style style:name="co22" style:family="table-column">
      <style:table-column-properties fo:break-before="auto" style:column-width="15.002cm"/>
    </style:style>
    <style:style style:name="co23" style:family="table-column">
      <style:table-column-properties fo:break-before="auto" style:column-width="5.364cm"/>
    </style:style>
    <style:style style:name="co24" style:family="table-column">
      <style:table-column-properties fo:break-before="auto" style:column-width="6.29cm"/>
    </style:style>
    <style:style style:name="co25" style:family="table-column">
      <style:table-column-properties fo:break-before="auto" style:column-width="4.477cm"/>
    </style:style>
    <style:style style:name="co26" style:family="table-column">
      <style:table-column-properties fo:break-before="auto" style:column-width="10.151cm"/>
    </style:style>
    <style:style style:name="co27" style:family="table-column">
      <style:table-column-properties fo:break-before="auto" style:column-width="5.48cm"/>
    </style:style>
    <style:style style:name="co28" style:family="table-column">
      <style:table-column-properties fo:break-before="auto" style:column-width="11.582cm"/>
    </style:style>
    <style:style style:name="co29" style:family="table-column">
      <style:table-column-properties fo:break-before="auto" style:column-width="3.353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5.987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3.438cm"/>
    </style:style>
    <style:style style:name="co3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4.386cm" fo:break-before="auto" style:use-optimal-row-height="false"/>
    </style:style>
    <style:style style:name="ro5" style:family="table-row">
      <style:table-row-properties style:row-height="15.556cm" fo:break-before="auto" style:use-optimal-row-height="true"/>
    </style:style>
    <style:style style:name="ro6" style:family="table-row">
      <style:table-row-properties style:row-height="9.456cm" fo:break-before="auto" style:use-optimal-row-height="true"/>
    </style:style>
    <style:style style:name="ro7" style:family="table-row">
      <style:table-row-properties style:row-height="7.09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6.659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2.995cm" fo:break-before="auto" style:use-optimal-row-height="true"/>
    </style:style>
    <style:style style:name="ro22" style:family="table-row">
      <style:table-row-properties style:row-height="1.887cm" fo:break-before="auto" style:use-optimal-row-height="false"/>
    </style:style>
    <style:style style:name="ro23" style:family="table-row">
      <style:table-row-properties style:row-height="2.588cm" fo:break-before="auto" style:use-optimal-row-height="true"/>
    </style:style>
    <style:style style:name="ro24" style:family="table-row">
      <style:table-row-properties style:row-height="4.288cm" fo:break-before="auto" style:use-optimal-row-height="true"/>
    </style:style>
    <style:style style:name="ro25" style:family="table-row">
      <style:table-row-properties style:row-height="0.827cm" fo:break-before="auto" style:use-optimal-row-height="false"/>
    </style:style>
    <style:style style:name="ro26" style:family="table-row">
      <style:table-row-properties style:row-height="12.815cm" fo:break-before="auto" style:use-optimal-row-height="true"/>
    </style:style>
    <style:style style:name="ro27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8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fo:color="#ff0000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8" style:family="text">
      <style:text-properties fo:color="#000000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0" style:family="text">
      <style:text-properties fo:color="#008000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0.檔案基本格式" table:style-name="ta1">
        <table:table-column table:style-name="co3" table:default-cell-style-name="ce19"/>
        <table:table-column table:style-name="co2" table:number-columns-repeated="16383" table:default-cell-style-name="ce19"/>
        <table:table-row table:style-name="ro3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4">
          <table:table-cell table:style-name="ce2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5">
          <table:table-cell table:style-name="ce2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6">
          <table:table-cell table:style-name="ce20" office:value-type="string" calcext:value-type="string">
            <text:p>元件基本參數 JSON </text:p>
            <text:p><text:span text:style-name="T2">,</text:span></text:p>
            <text:p><text:tab/><text:tab/><text:span text:style-name="T2">{</text:span></text:p>
            <text:p><text:tab/><text:tab/><text:tab/><text:span text:style-name="T2">"ElementType":"",</text:span></text:p>
            <text:p><text:tab/><text:tab/><text:tab/><text:span text:style-name="T2">"X":0,</text:span></text:p>
            <text:p><text:tab/><text:tab/><text:tab/><text:span text:style-name="T2">"Y":0,</text:span></text:p>
            <text:p><text:tab/><text:tab/><text:tab/><text:span text:style-name="T2">"X_Alignment":"X",</text:span></text:p>
            <text:p><text:tab/><text:tab/><text:tab/><text:span text:style-name="T2">"Y_Alignment":"Increment",</text:span></text:p>
            <text:p><text:tab/><text:tab/><text:tab/><text:span text:style-name="T2">"Width":-1,</text:span></text:p>
            <text:p><text:tab/><text:tab/><text:tab/><text:span text:style-name="T2">"Height":-1,</text:span></text:p>
            <text:p><text:tab/><text:tab/><text:tab/><text:span text:style-name="T2">"Content":"",</text:span></text:p>
            <text:p><text:tab/><text:tab/><text:span text:style-name="T2">}</text:span></text:p>
            <text:p/>
          </table:table-cell>
          <table:table-cell table:number-columns-repeated="16383"/>
        </table:table-row>
        <table:table-row table:style-name="ro7">
          <table:table-cell table:style-name="ce2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放置在頁面的座標X (pixel)</text:p>
          </table:table-cell>
          <table:table-cell table:style-name="ce19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21" office:value-type="string" calcext:value-type="string">
            <text:p>double</text:p>
          </table:table-cell>
          <table:table-cell table:style-name="ce20" office:value-type="string" calcext:value-type="string">
            <text:p>放置在頁面的座標Y (pixel)</text:p>
          </table:table-cell>
          <table:table-cell table:style-name="ce19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21" office:value-type="string" calcext:value-type="string">
            <text:p>double</text:p>
          </table:table-cell>
          <table:table-cell table:style-name="ce20" office:value-type="string" calcext:value-type="string">
            <text:p>元件寬度 (pixel)</text:p>
            <text:p><text:span text:style-name="T3">     </text:span><text:span text:style-name="T4">-1 (*) : 不確定</text:span></text:p>
          </table:table-cell>
          <table:table-cell table:style-name="ce19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元件高度 (pixel)</text:p>
            <text:p>     <text:span text:style-name="T5">-1 (*) : 不確定</text:span></text:p>
          </table:table-cell>
          <table:table-cell table:style-name="ce19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6">變數名稱對應資料集 </text:span><text:span text:style-name="T7">~ 正則表達式分析</text:span></text:p>
            <text:p><text:span text:style-name="T2">EX: "{$Name};{$Age}" </text:span></text:p>
            <text:p><text:span text:style-name="T2">"{$Name}" </text:span></text:p>
          </table:table-cell>
          <table:table-cell table:style-name="ce19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元件類型:</text:p>
            <text:p>01.Page</text:p>
            <text:p><text:span text:style-name="T8">02.Text</text:span></text:p>
            <text:p><text:span text:style-name="T8">03.QrCode</text:span></text:p>
            <text:p><text:span text:style-name="T8">04.BarCode</text:span></text:p>
            <text:p><text:span text:style-name="T8">05.Image</text:span></text:p>
            <text:p><text:span text:style-name="T8">06.Table</text:span></text:p>
            <text:p><text:span text:style-name="T3">07.Block</text:span></text:p>
            <text:p><text:span text:style-name="T3">08.Rows</text:span></text:p>
          </table:table-cell>
          <table:table-cell table:style-name="ce19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X軸定位方式:</text:p>
            <text:p><text:span text:style-name="T2">X(*)              </text:span><text:span text:style-name="T9">[讀取目前元件X值]</text:span></text:p>
            <text:p><text:span text:style-name="T2">Right            </text:span><text:span text:style-name="T9">[靠右]</text:span></text:p>
            <text:p><text:span text:style-name="T2">Center          </text:span><text:span text:style-name="T9">[置中]</text:span>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Y軸定位方式:</text:p>
            <text:p><text:span text:style-name="T2">Y (*)                         </text:span><text:span text:style-name="T9">[讀取目前元件Y值]</text:span></text:p>
            <text:p><text:span text:style-name="T3">Increment : 遞增      </text:span><text:span text:style-name="T9"> [垂直排列 ~ 目前Y = 前一元件的Y + 前一元件的Height + 1</text:span><text:span text:style-name="T10">]</text:span></text:p>
            <text:p><text:span text:style-name="T3">Element : 前一元件  </text:span><text:span text:style-name="T9">[橫向排列 ~ 目前Y = </text:span><text:span text:style-name="T11">前一個元件Y]</text:span></text:p>
          </table:table-cell>
          <table:table-cell table:style-name="ce19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元件顯示順序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排序</text:p>
          </table:table-cell>
        </table:table-row>
        <table:table-row table:style-name="ro3" table:number-rows-repeated="1048565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Page" table:style-name="ta1"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15">
          <table:table-cell table:style-name="ce38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0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8"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3">四倍字 : </text:span><text:span text:style-name="T12">new Font("新細明體",40) ; </text:span><text:span text:style-name="T13">Height =13mm</text:span></text:p>
            <text:p><text:span text:style-name="T3">雙倍字</text:span><text:span text:style-name="T14"> : </text:span><text:span text:style-name="T15">new Font("新細明體",28) ; </text:span><text:span text:style-name="T16">Height =11mm</text:span></text:p>
            <text:p><text:span text:style-name="T3">單倍字 : </text:span><text:span text:style-name="T12">new Font("新細明體", 13) ; </text:span><text:span text:style-name="T13">Height =5mm</text:span></text:p>
            <text:p><text:span text:style-name="T3">一般字 : </text:span><text:span text:style-name="T12">new Font("新細明體", 9) ; </text:span></text:p>
            <text:p>---------------------------------------------------</text:p>
            <text:p><text:span text:style-name="T3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9">
          <table:table-cell table:style-name="ce38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Y</text:p>
            <text:p>N (*)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蜂鳴器<text:span text:style-name="T5"> (額外送ESC 指令) </text:span></text:p>
          </table:table-cell>
        </table:table-row>
        <table:table-row table:style-name="ro19">
          <table:table-cell table:style-name="ce38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Y</text:p>
            <text:p>N (*)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外接蜂鳴器<text:span text:style-name="T5"> (額外送ESC 指令)</text:span></text:p>
          </table:table-cell>
        </table:table-row>
        <table:table-row table:style-name="ro20">
          <table:table-cell table:style-name="ce38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<text:span text:style-name="T3">存放蜂鳴器</text:span>指令碼</text:p>
          </table:table-cell>
        </table:table-row>
        <table:table-row table:style-name="ro20">
          <table:table-cell table:style-name="ce38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3">存放外接</text:span>蜂鳴器指令碼</text:p>
          </table:table-cell>
        </table:table-row>
        <table:table-row table:style-name="ro19">
          <table:table-cell table:style-name="ce26" office:value-type="string" calcext:value-type="string">
            <text:p>PrintMode</text:p>
          </table:table-cell>
          <table:table-cell table:style-name="ce26" office:value-type="string" calcext:value-type="string">
            <text:p>String</text:p>
          </table:table-cell>
          <table:table-cell table:style-name="ce40" office:value-type="string" calcext:value-type="string">
            <text:p><text:span text:style-name="T3">""(*)</text:span></text:p>
            <text:p><text:span text:style-name="T2">"SingleProduct"</text:span>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單一列印 / 一菜一切</text:p>
          </table:table-cell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ext" table:style-name="ta1">
        <table:table-column table:style-name="co13" table:default-cell-style-name="ce19"/>
        <table:table-column table:style-name="co9" table:default-cell-style-name="ce19"/>
        <table:table-column table:style-name="co14" table:default-cell-style-name="ce19"/>
        <table:table-column table:style-name="co15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文字Y軸對其方式:</text:p>
            <text:p><text:span text:style-name="T3">Top (*)</text:span></text:p>
            <text:p>Down</text:p>
            <text:p><text:span text:style-name="T3">Center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21">
          <table:table-cell office:value-type="string" calcext:value-type="string">
            <text:p>HorizontalContentAlig</text:p>
          </table:table-cell>
          <table:table-cell table:style-name="ce21"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ntentSize</text:p>
          </table:table-cell>
          <table:table-cell table:style-name="ce2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文字粗體:</text:p>
            <text:p>Y</text:p>
            <text:p><text:span text:style-name="T3">N (*)</text:span>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2">
          <table:table-cell table:style-name="ce26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8">相同欄位多筆分隔符號 ~ DisplayMode = Merge 才有效</text:span></text:p>
            <text:p><text:span text:style-name="T2">"," (*) </text:span>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3">
          <table:table-cell table:style-name="ce26" office:value-type="string" calcext:value-type="string">
            <text:p>AutoWrap</text:p>
          </table:table-cell>
          <table:table-cell table:style-name="ce30"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自動換行</text:span></text:p>
            <text:p><text:span text:style-name="T2">"Y"(*) : 換行</text:span></text:p>
            <text:p><text:span text:style-name="T2">"N"     : 資料截斷</text:span>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3" table:number-rows-repeated="1048555">
          <table:table-cell table:number-columns-repeated="4"/>
        </table:table-row>
        <table:table-row table:style-name="ro8" table:number-rows-repeated="11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QrCode" table:style-name="ta1">
        <table:table-column table:style-name="co8" table:default-cell-style-name="ce19"/>
        <table:table-column table:style-name="co9" table:default-cell-style-name="ce19"/>
        <table:table-column table:style-name="co16" table:default-cell-style-name="ce19"/>
        <table:table-column table:style-name="co17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錯誤糾正率</text:p>
            <text:p>L（7%）</text:p>
            <text:p>M（15%）</text:p>
            <text:p>Q（25%）</text:p>
            <text:p><text:span text:style-name="T3">H（30%） (*)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0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arCode" table:style-name="ta1">
        <table:table-column table:style-name="co8" table:default-cell-style-name="ce19"/>
        <table:table-column table:style-name="co9" table:default-cell-style-name="ce19"/>
        <table:table-column table:style-name="co18" table:default-cell-style-name="ce19"/>
        <table:table-column table:style-name="co19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0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Image" table:style-name="ta1">
        <table:table-column table:style-name="co8" table:default-cell-style-name="ce19"/>
        <table:table-column table:style-name="co9" table:default-cell-style-name="ce19"/>
        <table:table-column table:style-name="co20" table:default-cell-style-name="ce19"/>
        <table:table-column table:style-name="co21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0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Table(區塊是否需要顯示判斷)" table:style-name="ta1">
        <table:table-column table:style-name="co8" table:default-cell-style-name="ce31"/>
        <table:table-column table:style-name="co9" table:default-cell-style-name="ce31"/>
        <table:table-column table:style-name="co22" table:default-cell-style-name="ce31"/>
        <table:table-column table:style-name="co23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3">
          <table:table-cell table:style-name="ce1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3">
          <table:table-cell table:style-name="ce43" office:value-type="string" calcext:value-type="string">
            <text:p>RowSpacing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每列間距</text:p>
          </table:table-cell>
          <table:table-cell table:style-name="ce43" office:value-type="float" office:value="10" calcext:value-type="float">
            <text:p>10</text:p>
          </table:table-cell>
        </table:table-row>
        <table:table-row table:style-name="ro24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3" table:number-rows-repeated="1048566">
          <table:table-cell table:number-columns-repeated="4"/>
        </table:table-row>
        <table:table-row table:style-name="ro8" table:number-rows-repeated="5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lock(一列)" table:style-name="ta1"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" table:number-columns-repeated="16380" table:default-cell-style-name="ce28"/>
        <table:table-row table:style-name="ro3">
          <table:table-cell table:style-name="ce31" office:value-type="string" calcext:value-type="string">
            <text:p>元件參數</text:p>
          </table:table-cell>
          <table:table-cell table:style-name="ce31" office:value-type="string" calcext:value-type="string">
            <text:p>參數型態</text:p>
          </table:table-cell>
          <table:table-cell table:style-name="ce31"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19" office:value-type="string" calcext:value-type="string">
            <text:p>ChildElements</text:p>
          </table:table-cell>
          <table:table-cell table:style-name="ce31"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31" office:value-type="string" calcext:value-type="string">
            <text:p>RootName</text:p>
          </table:table-cell>
          <table:table-cell table:style-name="ce31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8">變數根名稱:</text:span></text:p>
            <text:p><text:span text:style-name="T5">    ""                   :  根物件之下變數</text:span></text:p>
            <text:p><text:span text:style-name="T5">    "VarName" :  </text:span></text:p>
          </table:table-cell>
          <table:table-cell table:style-name="ce3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ws(陣列~迴圈)" table:style-name="ta1">
        <table:table-column table:style-name="co24" table:default-cell-style-name="ce28"/>
        <table:table-column table:style-name="co25" table:default-cell-style-name="ce28"/>
        <table:table-column table:style-name="co28" table:default-cell-style-name="ce28"/>
        <table:table-column table:style-name="co27" table:default-cell-style-name="ce28"/>
        <table:table-column table:style-name="co2" table:number-columns-repeated="16380" table:default-cell-style-name="ce28"/>
        <table:table-row table:style-name="ro3">
          <table:table-cell table:style-name="ce31" office:value-type="string" calcext:value-type="string">
            <text:p>元件參數</text:p>
          </table:table-cell>
          <table:table-cell table:style-name="ce31" office:value-type="string" calcext:value-type="string">
            <text:p>參數型態</text:p>
          </table:table-cell>
          <table:table-cell table:style-name="ce31"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19" office:value-type="string" calcext:value-type="string">
            <text:p>ChildElements</text:p>
          </table:table-cell>
          <table:table-cell table:style-name="ce31"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31" office:value-type="string" calcext:value-type="string">
            <text:p>RootName</text:p>
          </table:table-cell>
          <table:table-cell table:style-name="ce31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8">陣列根名稱:</text:span></text:p>
            <text:p><text:span text:style-name="T5">    ""                       :  上層根物件之下變數</text:span></text:p>
            <text:p><text:span text:style-name="T5">    "ArrayName"  :  </text:span></text:p>
          </table:table-cell>
          <table:table-cell table:style-name="ce3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7">
          <table:table-cell table:style-name="ce31" office:value-type="string" calcext:value-type="string">
            <text:p>DisplayMode</text:p>
          </table:table-cell>
          <table:table-cell table:style-name="ce31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6">多筆相同欄位顯示模式</text:span></text:p>
            <text:p><text:span text:style-name="T2">"Single"       : 一筆一行</text:span></text:p>
            <text:p><text:span text:style-name="T2">"Merge" (*)  : 多筆一行</text:span>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換算公式(pixel)_(mm)" table:style-name="ta1">
        <table:table-column table:style-name="co29" table:default-cell-style-name="ce47"/>
        <table:table-column table:style-name="co2" table:default-cell-style-name="ce47"/>
        <table:table-column table:style-name="co30" table:default-cell-style-name="ce47"/>
        <table:table-column table:style-name="co31" table:default-cell-style-name="ce48"/>
        <table:table-column table:style-name="co32" table:default-cell-style-name="ce50"/>
        <table:table-column table:style-name="co32" table:default-cell-style-name="ce47"/>
        <table:table-column table:style-name="co2" table:default-cell-style-name="ce47"/>
        <table:table-column table:style-name="co33" table:default-cell-style-name="ce47"/>
        <table:table-column table:style-name="co34" table:default-cell-style-name="ce47"/>
        <table:table-column table:style-name="co2" table:number-columns-repeated="16375" table:default-cell-style-name="ce47"/>
        <table:table-row table:style-name="ro20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9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9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 table:number-rows-repeated="104851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00/00/00</text:date>, <text:time style:data-style-name="N2" text:time-value="08:54:12.331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02T16:08:48.381000000</dc:date>
    <meta:editing-duration>P6DT19H58M7S</meta:editing-duration>
    <meta:editing-cycles>466</meta:editing-cycles>
    <meta:generator>LibreOffice/24.2.3.2$Windows_x86 LibreOffice_project/433d9c2ded56988e8a90e6b2e771ee4e6a5ab2ba</meta:generator>
    <meta:document-statistic meta:table-count="12" meta:cell-count="466" meta:object-count="0"/>
  </office:meta>
</office:document-meta>
</file>